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16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8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4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100%" fo:text-align="center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center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0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29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fo:text-align="center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90%" fo:text-align="left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frame draw:id="id73" presentation:style-name="a568" draw:name="Titel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ervice-Roboter Grp.7</text:span></text:p>
          </draw:text-box>
          <svg:title/>
          <svg:desc/>
        </draw:frame>
        <draw:frame draw:id="id74" presentation:style-name="a588" draw:name="Untertitel 2" svg:x="0.55118in" svg:y="1.93465in" svg:width="9.92087in" svg:height="4.79488in" presentation:class="subtitle" presentation:placeholder="false">
          <draw:text-box>
            <text:p text:style-name="a571" text:class-names="" text:cond-style-name=""><text:span text:style-name="a569" text:class-names="">Von</text:span><text:span text:style-name="a570" text:class-names="">:</text:span></text:p>
            <text:p text:style-name="a574" text:class-names="" text:cond-style-name=""><text:span text:style-name="a572" text:class-names="">Jakob Kühl</text:span><text:span text:style-name="a573" text:class-names=""/></text:p>
            <text:p text:style-name="a577" text:class-names="" text:cond-style-name=""><text:span text:style-name="a575" text:class-names="">Jan<text:s text:c="1"/></text:span><text:span text:style-name="a576" text:class-names="">Hackspiel</text:span></text:p>
            <text:p text:style-name="a580" text:class-names="" text:cond-style-name=""><text:span text:style-name="a578" text:class-names="">Hashem<text:s text:c="1"/></text:span><text:span text:style-name="a579" text:class-names="">Mahmoud</text:span></text:p>
            <text:p text:style-name="a584" text:class-names="" text:cond-style-name=""><text:span text:style-name="a581" text:class-names="">Ahmed Malek<text:s text:c="1"/></text:span><text:span text:style-name="a582" text:class-names="">Ghanmi</text:span><text:span text:style-name="a583" text:class-names=""/></text:p>
            <text:p text:style-name="a587" text:class-names="" text:cond-style-name=""><text:span text:style-name="a585" text:class-names="">Kai<text:s text:c="1"/></text:span><text:span text:style-name="a586" text:class-names="">Leßmeister</text:span></text:p>
          </draw:text-box>
          <svg:title/>
          <svg:desc/>
        </draw:frame>
        <presentation:notes draw:style-name="a594">
          <draw:frame draw:id="id75" draw:style-name="a591" draw:name="Foliennummernplatzhalter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92" draw:name="Folienbildplatzhalter 1">
            <svg:title/>
            <svg:desc/>
          </draw:page-thumbnail>
          <draw:frame draw:id="id77" presentation:style-name="a59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5" draw:master-page-name="Master1-Layout7-blank-Leer" presentation:presentation-page-layout-name="Master1-PPL7" draw:id="Slide-257">
        <draw:frame draw:id="id78" presentation:style-name="a598" draw:name="Titel 1" svg:x="0.55118in" svg:y="0.32953in" svg:width="9.92087in" svg:height="1.38031in" presentation:class="title" presentation:placeholder="false">
          <draw:text-box>
            <text:p text:style-name="a597" text:class-names="" text:cond-style-name=""><text:span text:style-name="a596" text:class-names="">Ziel</text:span></text:p>
          </draw:text-box>
          <svg:title/>
          <svg:desc/>
        </draw:frame>
        <draw:frame draw:id="id79" presentation:style-name="a608" draw:name="Textplatzhalter 2" svg:x="0.55118in" svg:y="1.93465in" svg:width="9.92087in" svg:height="4.7948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Zeichnen einer Karikatur einer Bekannten Person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Din-A3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C/Java</text:span></text:p>
              </text:list-item>
            </text:list>
          </draw:text-box>
          <svg:title/>
          <svg:desc/>
        </draw:frame>
        <presentation:notes draw:style-name="a614">
          <draw:frame draw:id="id80" draw:style-name="a611" draw:name="Foliennummernplatzhalter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12" draw:name="Folienbildplatzhalter 1">
            <svg:title/>
            <svg:desc/>
          </draw:page-thumbnail>
          <draw:frame draw:id="id82" presentation:style-name="a61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5" draw:master-page-name="Master1-Layout7-blank-Leer" presentation:presentation-page-layout-name="Master1-PPL7" draw:id="Slide-258">
        <draw:frame draw:id="id83" presentation:style-name="a618" draw:name="Titel 1" svg:x="0.55118in" svg:y="0.32953in" svg:width="9.92087in" svg:height="1.38031in" presentation:class="title" presentation:placeholder="false">
          <draw:text-box>
            <text:p text:style-name="a617" text:class-names="" text:cond-style-name=""><text:span text:style-name="a616" text:class-names="">Gliederung</text:span></text:p>
          </draw:text-box>
          <svg:title/>
          <svg:desc/>
        </draw:frame>
        <draw:frame draw:id="id84" presentation:style-name="a643" draw:name="Textplatzhalter 2" svg:x="0.55118in" svg:y="1.93465in" svg:width="9.92087in" svg:height="4.7948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Aufbau Roboter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Umsetzung Stift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Umsetzung Bewegung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Probleme bei der Umsetzung<text:tab/></text:span></text:p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Compilierung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Genauigkeit</text:span></text:p>
                  </text:list-item>
                </text:list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Fazit</text:span></text:p>
              </text:list-item>
            </text:list>
          </draw:text-box>
          <svg:title/>
          <svg:desc/>
        </draw:frame>
        <presentation:notes draw:style-name="a649">
          <draw:frame draw:id="id85" draw:style-name="a646" draw:name="Foliennummernplatzhalter 6" svg:x="4.67953in" svg:y="11.10827in" svg:width="3.5878in" svg:height="0.5842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47" draw:name="Folienbildplatzhalter 1">
            <svg:title/>
            <svg:desc/>
          </draw:page-thumbnail>
          <draw:frame draw:id="id87" presentation:style-name="a6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0" draw:master-page-name="Master1-Layout7-blank-Leer" presentation:presentation-page-layout-name="Master1-PPL7" draw:id="Slide-259">
        <draw:frame draw:id="id88" presentation:style-name="a653" draw:name="Titel 1" svg:x="0.55118in" svg:y="0.32953in" svg:width="9.92087in" svg:height="1.38031in" presentation:class="title" presentation:placeholder="false">
          <draw:text-box>
            <text:p text:style-name="a652" text:class-names="" text:cond-style-name=""><text:span text:style-name="a651" text:class-names="">Aufbau Roboter</text:span></text:p>
          </draw:text-box>
          <svg:title/>
          <svg:desc/>
        </draw:frame>
        <draw:frame draw:id="id89" presentation:style-name="a666" draw:name="Textplatzhalter 2" svg:x="0.55118in" svg:y="1.93465in" svg:width="9.92087in" svg:height="4.7948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4" text:class-names="">3 Rad mit eine<text:s text:c="1"/></text:span><text:span text:style-name="a655" text:class-names="">Kufe<text:s text:c="1"/></text:span><text:span text:style-name="a656" text:class-names="">vorne und zwei Rädern hinten</text:span></text:p>
              </text:list-item>
            </text:list>
            <text:list text:style-name="a662">
              <text:list-item>
                <text:p text:style-name="a661" text:class-names="" text:cond-style-name=""><text:span text:style-name="a659" text:class-names="">Stift<text:s text:c="1"/></text:span><text:span text:style-name="a660" text:class-names="">genau auf der Drehachse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Heben und Senken mit Motor</text:span></text:p>
              </text:list-item>
            </text:list>
          </draw:text-box>
          <svg:title/>
          <svg:desc/>
        </draw:frame>
        <presentation:notes draw:style-name="a672">
          <draw:frame draw:id="id90" draw:style-name="a669" draw:name="Foliennummernplatzhalter 6" svg:x="4.67953in" svg:y="11.10827in" svg:width="3.5878in" svg:height="0.58425in">
            <draw:text-box>
              <text:p text:style-name="a668" text:class-names="" text:cond-style-name=""><text:span text:style-name="a66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70" draw:name="Folienbildplatzhalter 1">
            <svg:title/>
            <svg:desc/>
          </draw:page-thumbnail>
          <draw:frame draw:id="id92" presentation:style-name="a67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73" draw:master-page-name="Master1-Layout7-blank-Leer" presentation:presentation-page-layout-name="Master1-PPL7" draw:id="Slide-260">
        <draw:frame draw:id="id93" presentation:style-name="a676" draw:name="Titel 1" svg:x="0.55118in" svg:y="0.32953in" svg:width="9.92087in" svg:height="1.38031in" presentation:class="title" presentation:placeholder="false">
          <draw:text-box>
            <text:p text:style-name="a675" text:class-names="" text:cond-style-name=""><text:span text:style-name="a674" text:class-names="">Umsetzung Stift</text:span></text:p>
          </draw:text-box>
          <svg:title/>
          <svg:desc/>
        </draw:frame>
        <draw:frame draw:id="id94" presentation:style-name="a692" draw:name="Textplatzhalter 2" svg:x="0.55118in" svg:y="1.93465in" svg:width="9.92087in" svg:height="4.7948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Struct „pen“ mit der sn Nummer vom Motor des Stifts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void pen_up(pen_t* pen) bewegt Stift zu absoluter Position über das Blatt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void pen_down(pen_t* pen) bewegt Stift zu absoluter Position auf das Blatt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WICHTIG!!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Stift muss genau auf der Drehachse auf das Blatt setzen</text:span></text:p>
              </text:list-item>
            </text:list>
          </draw:text-box>
          <svg:title/>
          <svg:desc/>
        </draw:frame>
        <presentation:notes draw:style-name="a698">
          <draw:frame draw:id="id95" draw:style-name="a695" draw:name="Foliennummernplatzhalter 6" svg:x="4.67953in" svg:y="11.10827in" svg:width="3.5878in" svg:height="0.58425in">
            <draw:text-box>
              <text:p text:style-name="a694" text:class-names="" text:cond-style-name=""><text:span text:style-name="a69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696" draw:name="Folienbildplatzhalter 1">
            <svg:title/>
            <svg:desc/>
          </draw:page-thumbnail>
          <draw:frame draw:id="id97" presentation:style-name="a69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99" draw:master-page-name="Master1-Layout7-blank-Leer" presentation:presentation-page-layout-name="Master1-PPL7" draw:id="Slide-261">
        <draw:frame draw:id="id98" presentation:style-name="a702" draw:name="Titel 1" svg:x="0.55118in" svg:y="0.32953in" svg:width="9.92087in" svg:height="1.38031in" presentation:class="title" presentation:placeholder="false">
          <draw:text-box>
            <text:p text:style-name="a701" text:class-names="" text:cond-style-name=""><text:span text:style-name="a700" text:class-names="">Umsetzung Bewegung</text:span></text:p>
          </draw:text-box>
          <svg:title/>
          <svg:desc/>
        </draw:frame>
        <draw:frame draw:id="id99" presentation:style-name="a736" draw:name="Textplatzhalter 2" svg:x="0.55118in" svg:y="1.93465in" svg:width="9.92087in" svg:height="4.7948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Jeder Motor präsentiert durch struct „motor_t“, welches die sn-Nummer und max_speed des Motors speichert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void move(motor_t* left_m, motor_t* right_m, int dist);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Beide Motoren drehen sich gleich schnell bis zu einer relativen Distanz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void rotate_left(motor_t* left_m, motor_t* right_m, int deg);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void rotate_right(motor_t* left_m, motor_t* right_m, int deg);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Beide Motoren drehen sich gleich schnell in entgegengesetzte Richtung bist zu einer relativen Distanz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void curve_left(motor_t* left_m, motor_t* right_m, int rad, int deg);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void curve_right(motor_t* left_m, motor_t* right_m, int rad, int deg);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Berechnet die benötigte Strecke für beide Motoren einzeln und relativ dazu die Geschwindigkeit</text:span></text:p>
              </text:list-item>
            </text:list>
          </draw:text-box>
          <svg:title/>
          <svg:desc/>
        </draw:frame>
        <presentation:notes draw:style-name="a742">
          <draw:frame draw:id="id100" draw:style-name="a739" draw:name="Foliennummernplatzhalter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740" draw:name="Folienbildplatzhalter 1">
            <svg:title/>
            <svg:desc/>
          </draw:page-thumbnail>
          <draw:frame draw:id="id102" presentation:style-name="a7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43" draw:master-page-name="Master1-Layout7-blank-Leer" presentation:presentation-page-layout-name="Master1-PPL7" draw:id="Slide-262">
        <draw:frame draw:id="id103" presentation:style-name="a746" draw:name="Titel 1" svg:x="0.55118in" svg:y="0.32953in" svg:width="9.92087in" svg:height="1.38031in" presentation:class="title" presentation:placeholder="false">
          <draw:text-box>
            <text:p text:style-name="a745" text:class-names="" text:cond-style-name=""><text:span text:style-name="a744" text:class-names="">Probleme: Compilierung</text:span></text:p>
          </draw:text-box>
          <svg:title/>
          <svg:desc/>
        </draw:frame>
        <draw:frame draw:id="id104" presentation:style-name="a759" draw:name="Textplatzhalter 2" svg:x="0.55118in" svg:y="1.93465in" svg:width="9.92087in" svg:height="4.7948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Für die Kompilierung des Codes für die Architektur des Bricks auf anderen Architekturen muss eine extra Software wie Docker verwendet werden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Zum Kompilieren der C-Lib müssen interne Makefiles editiert werden, da einige Python Files vom mitgelieferten Preprozessor „Yupp“ nicht funktionieren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Zeitkosten bis zum ersten Fehlerfreien Build waren groß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Extra: Die C-Lib ist schlecht dokumentiert</text:span></text:p>
              </text:list-item>
            </text:list>
          </draw:text-box>
          <svg:title/>
          <svg:desc/>
        </draw:frame>
        <presentation:notes draw:style-name="a765">
          <draw:frame draw:id="id105" draw:style-name="a762" draw:name="Foliennummernplatzhalter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6" presentation:style-name="a763" draw:name="Folienbildplatzhalter 1">
            <svg:title/>
            <svg:desc/>
          </draw:page-thumbnail>
          <draw:frame draw:id="id107" presentation:style-name="a76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66" draw:master-page-name="Master1-Layout7-blank-Leer" presentation:presentation-page-layout-name="Master1-PPL7" draw:id="Slide-263">
        <draw:frame draw:id="id108" presentation:style-name="a769" draw:name="Titel 1" svg:x="0.55118in" svg:y="0.32953in" svg:width="9.92087in" svg:height="1.38031in" presentation:class="title" presentation:placeholder="false">
          <draw:text-box>
            <text:p text:style-name="a768" text:class-names="" text:cond-style-name=""><text:span text:style-name="a767" text:class-names="">Probleme: Genauigkeit</text:span></text:p>
          </draw:text-box>
          <svg:title/>
          <svg:desc/>
        </draw:frame>
        <draw:frame draw:id="id109" presentation:style-name="a779" draw:name="Textplatzhalter 2" svg:x="0.55118in" svg:y="1.93465in" svg:width="9.92087in" svg:height="4.7948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Motoren, wie Sensoren sind teilweise zu ungenau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Abläufe lassen sich nur „ab und zu“ widerholen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Resultierend müssen Funktionen, die der Genauigkeit der Zeichnung beitragen würden, weggelassen werden</text:span></text:p>
              </text:list-item>
            </text:list>
          </draw:text-box>
          <svg:title/>
          <svg:desc/>
        </draw:frame>
        <presentation:notes draw:style-name="a785">
          <draw:frame draw:id="id110" draw:style-name="a782" draw:name="Foliennummernplatzhalter 6" svg:x="4.67953in" svg:y="11.10827in" svg:width="3.5878in" svg:height="0.58425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1" presentation:style-name="a783" draw:name="Folienbildplatzhalter 1">
            <svg:title/>
            <svg:desc/>
          </draw:page-thumbnail>
          <draw:frame draw:id="id112" presentation:style-name="a78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86" draw:master-page-name="Master1-Layout7-blank-Leer" presentation:presentation-page-layout-name="Master1-PPL7" draw:id="Slide-264">
        <draw:frame draw:id="id113" presentation:style-name="a789" draw:name="Titel 1" svg:x="0.55118in" svg:y="0.32953in" svg:width="9.92087in" svg:height="1.38031in" presentation:class="title" presentation:placeholder="false">
          <draw:text-box>
            <text:p text:style-name="a788" text:class-names="" text:cond-style-name=""><text:span text:style-name="a787" text:class-names="">Fazit</text:span></text:p>
          </draw:text-box>
          <svg:title/>
          <svg:desc/>
        </draw:frame>
        <draw:frame draw:id="id114" presentation:style-name="a799" draw:name="Textplatzhalter 2" svg:x="0.55118in" svg:y="1.93465in" svg:width="9.92087in" svg:height="4.7948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Projekt ist vom Aufwand angemessen, wenn mehr Informationen zur Kompilierung gegeben werden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Der Brick hat einwandfrei funktioniert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Gruppenarbeit geht nur wenn alle um den Brick sitzen, da nur so wirklich getestet werden kann → nicht alle können gleichzeitig effizient arbeiten</text:span></text:p>
              </text:list-item>
            </text:list>
          </draw:text-box>
          <svg:title/>
          <svg:desc/>
        </draw:frame>
        <presentation:notes draw:style-name="a805">
          <draw:frame draw:id="id115" draw:style-name="a802" draw:name="Foliennummernplatzhalter 6" svg:x="4.67953in" svg:y="11.10827in" svg:width="3.5878in" svg:height="0.58425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6" presentation:style-name="a803" draw:name="Folienbildplatzhalter 1">
            <svg:title/>
            <svg:desc/>
          </draw:page-thumbnail>
          <draw:frame draw:id="id117" presentation:style-name="a80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rvice-Roboter Grp.7</dc:title>
    <dc:creator>Jan Hackspiel</dc:creator>
    <meta:creation-date>2018-12-01T14:41:18Z</meta:creation-date>
    <dc:date>2018-12-04T07:34:48Z</dc:date>
    <meta:editing-cycles>2</meta:editing-cycles>
    <meta:editing-duration>PT0S</meta:editing-duration>
    <meta:document-statistic meta:paragraph-count="64" meta:word-count="457"/>
  </office:meta>
</office:document-meta>
</file>